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LookupStrategy.class2qname( Class cls ,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xisLookupStrategy.normalizePackageName( String pkg , char se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xisLookupStrategy.getPackageNameFromQName( QName q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xisLookupStrategy.stripArrayDelimiters( QNam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xisLookupStrategy.qname2class( QName qTyp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xisLookupStrategy.class2qname( Class cl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